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Verdana" svg:font-family="Verdana,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start" style:justify-single-word="false" fo:orphans="2" fo:widows="2"/>
      <style:text-properties fo:font-variant="normal" fo:text-transform="none" fo:color="#232323" style:font-name="Arial" fo:font-size="9pt" fo:letter-spacing="normal" fo:font-style="normal" fo:font-weight="normal" fo:background-color="#f0f8ff" loext:padding-left="0.4689in" loext:padding-right="0.052in" loext:padding-top="0.1043in" loext:padding-bottom="0.1563in" loext:border-left="0.74pt solid #b0c4de" loext:border-right="0.74pt solid #b0c4de" loext:border-top="3.74pt solid #b0c4de" loext:border-bottom="0.74pt solid #b0c4de"/>
    </style:style>
    <style:style style:name="P2" style:family="paragraph" style:parent-style-name="Text_20_body" style:list-style-name="L1">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9pt" fo:letter-spacing="normal" fo:font-style="normal" fo:font-weight="normal" fo:background-color="#f0f8ff" loext:padding-left="0.4689in" loext:padding-right="0.052in" loext:padding-top="0.1043in" loext:padding-bottom="0.1563in" loext:border-left="0.74pt solid #b0c4de" loext:border-right="0.74pt solid #b0c4de" loext:border-top="3.74pt solid #b0c4de" loext:border-bottom="0.74pt solid #b0c4de"/>
    </style:style>
    <style:style style:name="P3" style:family="paragraph" style:parent-style-name="Text_20_body" style:list-style-name="L2">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4" style:family="paragraph" style:parent-style-name="Text_20_body" style:list-style-name="L3">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5" style:family="paragraph" style:parent-style-name="Text_20_body" style:list-style-name="L4">
      <style:paragraph-properties fo:margin-top="0in" fo:margin-bottom="0in" loext:contextual-spacing="false" fo:text-align="start" style:justify-single-word="false" fo:orphans="2" fo:widows="2" fo:padding="0in" fo:border="none"/>
    </style:style>
    <style:style style:name="P6"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9pt" fo:letter-spacing="normal" fo:font-style="normal" fo:font-weight="normal" fo:background-color="#f0f8ff" loext:padding-left="0.4689in" loext:padding-right="0.052in" loext:padding-top="0.1043in" loext:padding-bottom="0.1563in" loext:border-left="0.74pt solid #b0c4de" loext:border-right="0.74pt solid #b0c4de" loext:border-top="3.74pt solid #b0c4de" loext:border-bottom="0.74pt solid #b0c4de"/>
    </style:style>
    <style:style style:name="P7" style:family="paragraph" style:parent-style-name="Text_20_body" style:list-style-name="L2">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8" style:family="paragraph" style:parent-style-name="Text_20_body" style:list-style-name="L3">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9" style:family="paragraph" style:parent-style-name="Text_20_body" style:list-style-name="L4">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10"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32323" style:font-name="Arial" fo:font-size="9pt" fo:letter-spacing="normal" fo:font-style="normal" fo:font-weight="normal" fo:background-color="#d2ffb4" loext:padding-left="0.4689in" loext:padding-right="0.052in" loext:padding-top="0.1043in" loext:padding-bottom="0.1563in" loext:border-left="0.74pt solid #90b07c" loext:border-right="0.74pt solid #90b07c" loext:border-top="3.74pt solid #90b07c" loext:border-bottom="0.74pt solid #90b07c"/>
    </style:style>
    <style:style style:name="P11"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32323" style:font-name="Arial" fo:font-size="9pt" fo:letter-spacing="normal" fo:font-style="normal" fo:font-weight="normal" fo:background-color="#f0f8ff" loext:padding-left="0.4689in" loext:padding-right="0.052in" loext:padding-top="0.1043in" loext:padding-bottom="0.1563in" loext:border-left="0.74pt solid #b0c4de" loext:border-right="0.74pt solid #b0c4de" loext:border-top="3.74pt solid #b0c4de" loext:border-bottom="0.74pt solid #b0c4de"/>
    </style:style>
    <style:style style:name="P12"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32323" style:font-name="Arial" fo:font-size="11.25pt" fo:letter-spacing="normal" fo:font-style="normal" fo:font-weight="normal"/>
    </style:style>
    <style:style style:name="P13" style:family="paragraph" style:parent-style-name="Text_20_body">
      <style:paragraph-properties fo:margin-left="0in" fo:margin-right="0in" fo:text-align="start" style:justify-single-word="false" fo:orphans="2" fo:widows="2" fo:text-indent="0in" style:auto-text-indent="false"/>
    </style:style>
    <style:style style:name="P14" style:family="paragraph" style:parent-style-name="Text_20_body">
      <style:paragraph-properties fo:margin-left="0in" fo:margin-right="0in" fo:margin-top="0.0102in" fo:margin-bottom="0.0102in" loext:contextual-spacing="false" fo:text-align="start" style:justify-single-word="false" fo:orphans="2" fo:widows="2" fo:text-indent="0in" style:auto-text-indent="false"/>
    </style:style>
    <style:style style:name="P15" style:family="paragraph" style:parent-style-name="Text_20_body">
      <style:paragraph-properties fo:margin-left="0.0102in" fo:margin-right="0.0102in" fo:margin-top="0.0102in" fo:margin-bottom="0.0102in" loext:contextual-spacing="false" fo:text-align="start" style:justify-single-word="false" fo:orphans="2" fo:widows="2" fo:text-indent="0in" style:auto-text-indent="false"/>
    </style:style>
    <style:style style:name="P16" style:family="paragraph" style:parent-style-name="Heading_20_1">
      <style:text-properties fo:font-variant="normal" fo:text-transform="none" fo:color="#232323" style:font-name="Verdana" fo:font-size="16.5pt" fo:letter-spacing="normal" fo:font-style="normal" fo:font-weight="bold"/>
    </style:style>
    <style:style style:name="P17" style:family="paragraph" style:parent-style-name="Heading_20_3">
      <style:paragraph-properties fo:margin-left="0in" fo:margin-right="0in" fo:text-align="start" style:justify-single-word="false" fo:orphans="2" fo:widows="2" fo:text-indent="0in" style:auto-text-indent="false" fo:padding-left="0in" fo:padding-right="0in" fo:padding-top="0in" fo:padding-bottom="0.0193in" fo:border-left="none" fo:border-right="none" fo:border-top="none" fo:border-bottom="0.06pt solid #dddddd"/>
      <style:text-properties fo:font-variant="normal" fo:text-transform="none" fo:color="#232323" style:font-name="Verdana" fo:font-size="12pt" fo:letter-spacing="normal" fo:font-style="normal" fo:font-weight="bold"/>
    </style:style>
    <style:style style:name="P18" style:family="paragraph" style:parent-style-name="Heading_20_3">
      <style:paragraph-properties fo:margin-left="0in" fo:margin-right="0in" fo:text-align="start" style:justify-single-word="false" fo:orphans="2" fo:widows="2" fo:text-indent="0in" style:auto-text-indent="false" fo:padding-left="0in" fo:padding-right="0in" fo:padding-top="0in" fo:padding-bottom="0.0193in" fo:border-left="none" fo:border-right="none" fo:border-top="none" fo:border-bottom="0.06pt solid #dddddd"/>
      <style:text-properties fo:font-variant="normal" fo:text-transform="none" fo:color="#232323" style:font-name="Verdana" fo:font-size="12pt" fo:letter-spacing="normal" fo:font-style="normal" fo:font-weight="bold" fo:background-color="#f0f8ff" loext:padding-left="0.4689in" loext:padding-right="0.052in" loext:padding-top="0.1043in" loext:padding-bottom="0.1563in" loext:border-left="0.74pt solid #b0c4de" loext:border-right="0.74pt solid #b0c4de" loext:border-top="3.74pt solid #b0c4de" loext:border-bottom="0.74pt solid #b0c4de"/>
    </style:style>
    <style:style style:name="P19" style:family="paragraph" style:parent-style-name="Heading_20_2">
      <style:paragraph-properties fo:margin-left="0in" fo:margin-right="0in" fo:text-align="start" style:justify-single-word="false" fo:orphans="2" fo:widows="2" fo:text-indent="0in" style:auto-text-indent="false" fo:padding-left="0in" fo:padding-right="0in" fo:padding-top="0in" fo:padding-bottom="0.0193in" fo:border-left="none" fo:border-right="none" fo:border-top="none" fo:border-bottom="0.06pt solid #dddddd"/>
      <style:text-properties fo:font-variant="normal" fo:text-transform="none" fo:color="#232323" style:font-name="Verdana" fo:font-size="13.5pt" fo:letter-spacing="normal" fo:font-style="normal" fo:font-weight="bold"/>
    </style:style>
    <style:style style:name="P20" style:family="paragraph" style:parent-style-name="Preformatted_20_Text">
      <style:paragraph-properties fo:margin-left="0in" fo:margin-right="0in" fo:margin-top="0.0311in" fo:margin-bottom="0.0311in" loext:contextual-spacing="false" fo:text-align="start" style:justify-single-word="false" fo:orphans="2" fo:widows="2" fo:text-indent="0in" style:auto-text-indent="false" fo:padding="0.0209in" fo:border="0.06pt solid #c6d7df"/>
      <style:text-properties fo:font-variant="normal" fo:text-transform="none" fo:color="#232323" fo:letter-spacing="normal"/>
    </style:style>
    <style:style style:name="P21" style:family="paragraph" style:parent-style-name="Preformatted_20_Text">
      <style:paragraph-properties fo:margin-left="0in" fo:margin-right="0in" fo:margin-top="0.0311in" fo:margin-bottom="0.0311in" loext:contextual-spacing="false" fo:text-align="start" style:justify-single-word="false" fo:orphans="2" fo:widows="2" fo:text-indent="0in" style:auto-text-indent="false" fo:padding="0.0209in" fo:border="0.06pt solid #c6d7df"/>
      <style:text-properties fo:font-variant="normal" fo:text-transform="none" fo:color="#232323" fo:font-size="10.5pt" fo:letter-spacing="normal" fo:font-style="normal" fo:font-weight="normal"/>
    </style:style>
    <style:style style:name="P22" style:family="paragraph" style:parent-style-name="Preformatted_20_Text">
      <style:paragraph-properties fo:margin-top="0.0311in" fo:margin-bottom="0.0311in" loext:contextual-spacing="false" fo:text-align="start" style:justify-single-word="false" fo:orphans="2" fo:widows="2" fo:padding="0.0209in" fo:border="0.06pt solid #c6d7df"/>
      <style:text-properties fo:font-variant="normal" fo:text-transform="none" fo:color="#232323" fo:font-size="10.5pt" fo:letter-spacing="normal" fo:font-style="normal" fo:font-weight="normal"/>
    </style:style>
    <style:style style:name="P23" style:family="paragraph" style:parent-style-name="Preformatted_20_Text">
      <style:paragraph-properties fo:margin-top="0.0311in" fo:margin-bottom="0.0311in" loext:contextual-spacing="false" fo:text-align="start" style:justify-single-word="false" fo:orphans="2" fo:widows="2" fo:padding="0.0209in" fo:border="0.06pt solid #c6d7df"/>
    </style:style>
    <style:style style:name="P24" style:family="paragraph" style:parent-style-name="Heading_20_4">
      <style:paragraph-properties fo:margin-left="0in" fo:margin-right="0in" fo:text-align="start" style:justify-single-word="false" fo:orphans="2" fo:widows="2" fo:text-indent="0in" style:auto-text-indent="false" fo:padding-left="0in" fo:padding-right="0in" fo:padding-top="0in" fo:padding-bottom="0.0193in" fo:border-left="none" fo:border-right="none" fo:border-top="none" fo:border-bottom="0.06pt solid #dddddd"/>
      <style:text-properties fo:font-variant="normal" fo:text-transform="none" fo:color="#232323" style:font-name="Verdana" fo:font-size="10.5pt" fo:letter-spacing="normal" fo:font-style="normal" fo:font-weight="bold"/>
    </style:style>
    <style:style style:name="T1" style:family="text">
      <style:text-properties fo:color="#232323" style:font-name="Arial" fo:font-size="11.25pt" fo:letter-spacing="normal" fo:font-style="italic" fo:font-weight="normal"/>
    </style:style>
    <style:style style:name="T2" style:family="text">
      <style:text-properties fo:color="#232323" fo:letter-spacing="normal"/>
    </style:style>
    <style:style style:name="T3" style:family="text">
      <style:text-properties fo:font-variant="normal" fo:text-transform="none" fo:color="#232323" style:font-name="Arial" fo:font-size="11.25pt" fo:letter-spacing="normal" fo:font-style="normal" fo:font-weight="normal"/>
    </style:style>
    <style:style style:name="T4" style:family="text">
      <style:text-properties fo:font-variant="normal" fo:text-transform="none" fo:color="#232323" style:font-name="Arial" fo:font-size="11.25pt" fo:letter-spacing="normal" fo:font-style="italic" fo:font-weight="normal"/>
    </style:style>
    <style:style style:name="T5" style:family="text">
      <style:text-properties fo:font-variant="normal" fo:text-transform="none" fo:color="#232323" style:font-name="Arial" fo:font-size="10.5pt" fo:letter-spacing="normal" fo:font-style="normal" fo:font-weight="normal" fo:background-color="#e6ecef" loext:char-shading-value="0" loext:padding="0in" loext:border="none"/>
    </style:style>
    <style:style style:name="T6" style:family="text">
      <style:text-properties fo:font-variant="normal" fo:text-transform="none" fo:color="#232323" style:font-name="Arial" fo:font-size="9.75pt" fo:letter-spacing="normal" fo:font-style="normal" fo:font-weight="normal" fo:background-color="#ffcccc" loext:char-shading-value="0" loext:padding-left="0.4689in" loext:padding-right="0.052in" loext:padding-top="0.1043in" loext:padding-bottom="0.1563in" loext:border-left="0.74pt solid #680000" loext:border-right="0.74pt solid #680000" loext:border-top="3.74pt solid #680000" loext:border-bottom="0.74pt solid #680000"/>
    </style:style>
    <style:style style:name="T7" style:family="text">
      <style:text-properties fo:font-variant="normal" fo:text-transform="none" fo:color="#232323" style:font-name="Arial" fo:font-size="9pt" fo:letter-spacing="normal" fo:font-style="normal" fo:font-weight="normal" fo:background-color="#f0f8ff" loext:char-shading-value="0" loext:padding-left="0.4689in" loext:padding-right="0.052in" loext:padding-top="0.1043in" loext:padding-bottom="0.1563in" loext:border-left="0.74pt solid #b0c4de" loext:border-right="0.74pt solid #b0c4de" loext:border-top="3.74pt solid #b0c4de" loext:border-bottom="0.74pt solid #b0c4de"/>
    </style:style>
    <style:style style:name="T8" style:family="text">
      <style:text-properties fo:font-variant="normal" fo:text-transform="none" fo:color="#232323" fo:letter-spacing="normal"/>
    </style:style>
    <style:style style:name="T9" style:family="text">
      <style:text-properties fo:font-variant="normal" fo:text-transform="none" fo:color="#232323" fo:font-size="10.5pt" fo:letter-spacing="normal" fo:font-style="normal" fo:font-weight="normal" fo:background-color="#e6ecef" loext:char-shading-value="0" loext:padding="0in" loext:border="none"/>
    </style:style>
    <style:style style:name="T10" style:family="text">
      <style:text-properties fo:font-variant="normal" fo:text-transform="none" fo:color="#0000aa" style:font-name="Arial" fo:font-size="11.25pt" fo:letter-spacing="normal" fo:font-style="normal" fo:font-weight="normal"/>
    </style:style>
    <style:style style:name="T11" style:family="text">
      <style:text-properties fo:font-style="italic"/>
    </style:style>
    <style:style style:name="T12" style:family="text">
      <style:text-properties fo:font-size="10.5pt" fo:font-style="normal" fo:font-weight="normal"/>
    </style:style>
    <style:style style:name="T13" style:family="text">
      <style:text-properties fo:font-weight="bold"/>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Labs 8: ELF-Introduction with Code</text:h>
      <text:p text:style-name="P10">This lab may be done either solo or in pairs.</text:p>
      <text:p text:style-name="P12">In the previous lab, you learned to investigate and change ELF files using hexedit, and other command-line tools. In this lab, you will continue to manipulate ELF files, this time using your own code (written in C).</text:p>
      <text:p text:style-name="P13"><text:span text:style-name="T3">We will parse the ELF file and extract useful information from it. In particular, we will access the data in the section header table, and in the symbol table. We will also learn to use the </text:span><text:span text:style-name="Teletype"><text:span text:style-name="T3">mmap</text:span></text:span><text:span text:style-name="T3"> system call.</text:span></text:p>
      <text:h text:style-name="P17" text:outline-level="3"><text:bookmark text:name="important"/>Important</text:h>
      <text:p text:style-name="P13"><text:span text:style-name="T3">This lab is written for 32bit machines. Some of the computers in the labs already run on a 64bit OS (use</text:span><text:span text:style-name="T2"> </text:span><text:span text:style-name="T1">uname -a</text:span><text:span text:style-name="T8"> </text:span><text:span text:style-name="T3">to see if the linux OS is 64bit or not). 32bit and 64bit machines have different instruction sets and different memory layout. Make sure to include the </text:span><text:span text:style-name="T1">-m32</text:span><text:span text:style-name="T8"> </text:span><text:span text:style-name="T3">flag when you compile files, and to use the Elf32 data structures (and not the Elf64 ones).</text:span></text:p>
      <text:p text:style-name="P15"><text:span text:style-name="T3">In order to know if an executable file is compiled for 64bit or 32bit platform, you can use readelf, or the </text:span><text:span text:style-name="T4">file</text:span><text:span text:style-name="T3"> command-line tool (for example: </text:span><text:span text:style-name="Source_20_Text"><text:span text:style-name="T5">file /bin/ls</text:span></text:span><text:span text:style-name="T3">).</text:span></text:p>
      <text:h text:style-name="P18" text:outline-level="3"><text:bookmark text:name="useful_tips"/>Useful Tips</text:h>
      <text:p text:style-name="P1">You will no longer be using <text:span text:style-name="T11">hexedit</text:span> to process the file and strings to find the information; nevertheless, in some cases you may still want to use these tools for debugging purposes. In order to take advantage of these tools and make your tasks easier, you should:</text:p>
      <text:list xml:id="list5405680535893245675" text:style-name="L1">
        <text:list-item>
          <text:p text:style-name="P6">Print debugging messages: in particular the offsets of the various items, as you discover them from the headers.</text:p>
        </text:list-item>
        <text:list-item>
          <text:p text:style-name="P2">Use <text:span text:style-name="T11">hexedit</text:span> and <text:span text:style-name="T11">readelf</text:span> to compare the information you are looking for, especially if you run into unknown problems. <text:span text:style-name="T11">hexedit</text:span> is great if you know the exact location of the item you are looking for.</text:p>
        </text:list-item>
        <text:list-item>
          <text:p text:style-name="P2"><text:soft-page-break/>Note that while the object files you will be processing will be linked using <text:span text:style-name="T11">ld</text:span>, and will, in most cases, use direct system calls in order to make the ELF file simpler, there is no reason why the programs you write need use this interface. You are allowed to use the standard library when building your own C programs.</text:p>
        </text:list-item>
        <text:list-item>
          <text:p text:style-name="P2">In order to preserve your sanity, even if the code you MANIPULATE may be without stdlib, we advise that for your OWN CODE you DO use the C standard library!</text:p>
        </text:list-item>
        <text:list-item>
          <text:p text:style-name="P2">In order to keep sane in the following lab as well, <text:span text:style-name="T13">understand</text:span> what you are doing and <text:span text:style-name="T13">keep track</text:span> of that and of your code, as you will be using them in a future lab.</text:p>
        </text:list-item>
      </text:list>
      <text:h text:style-name="P19" text:outline-level="2"><text:bookmark text:name="lab_8_tasks"/>Lab 8 Tasks</text:h>
      <text:p text:style-name="P10"><text:span text:style-name="T13">Deliverables</text:span><text:line-break/>You should read and understand the reading material, and do task 0 before attending the lab. To be eligible for a full grade, you must complete tasks 1 and 2 during the regular lab. Task 3 may be done in a completion lab, if you run out of time.</text:p>
      <text:p text:style-name="P13"><text:span text:style-name="T6">You must use only the </text:span><text:span text:style-name="Teletype"><text:span text:style-name="T6">mmap</text:span></text:span><text:span text:style-name="T6"> system call to read/write data into your ELF files from this point onwards.</text:span></text:p>
      <text:h text:style-name="P19" text:outline-level="2"><text:bookmark text:name="task_0"/>Task 0</text:h>
      <text:p text:style-name="P15"><text:span text:style-name="T3">This task is about learning to use the </text:span><text:span text:style-name="Teletype"><text:span text:style-name="T3">mmap</text:span></text:span><text:span text:style-name="T3"> system call. Read about the </text:span><text:span text:style-name="Teletype"><text:span text:style-name="T3">mmap</text:span></text:span><text:span text:style-name="T3"> system call (</text:span><text:span text:style-name="Source_20_Text"><text:span text:style-name="T5">man mmap</text:span></text:span><text:span text:style-name="T3">).</text:span></text:p>
      <text:p text:style-name="P13"><text:span text:style-name="T3">Write a program that uses the </text:span><text:span text:style-name="Teletype"><text:span text:style-name="T3">mmap</text:span></text:span><text:span text:style-name="T3"> to examine the header of a 32bit ELF file (include and use the structures in </text:span><text:a xlink:type="simple" xlink:href="https://www.cs.bgu.ac.il/~caspl172/wiki.files/lab8/elf.h" text:style-name="Internet_20_link" text:visited-style-name="Visited_20_Internet_20_Link"><text:span text:style-name="T10">elf.h</text:span></text:a><text:span text:style-name="T3">). The program is first activated as:</text:span></text:p>
      <text:p text:style-name="P20"><text:s text:c="2"/><text:span text:style-name="T12">myELF</text:span></text:p>
      <text:p text:style-name="P12">The program then uses a menu similar to lab 7, with available operations, as follows:</text:p>
      <text:p text:style-name="P21"><text:soft-page-break/>Choose action:</text:p>
      <text:p text:style-name="P22">0-Toggle Debug Mode</text:p>
      <text:p text:style-name="P22">1-Examine ELF File</text:p>
      <text:p text:style-name="P22">2-Quit</text:p>
      <text:p text:style-name="P13"><text:span text:style-name="T3">Note that the menu should use the same technique as in labs 2 and 7, i.e. an array of structures of available options. Toggle Debug Mode is as in Lab 7. Quit should unmap and close any mapped or open files, and "exit normally". Examine ELF Files queries the user for an ELF file name to be used and examined henceforth. All file input should be read using the </text:span><text:span text:style-name="Teletype"><text:span text:style-name="T3">mmap</text:span></text:span><text:span text:style-name="T3">system call. You are NOT ALLOWED to use </text:span><text:span text:style-name="Teletype"><text:span text:style-name="T3">read</text:span></text:span><text:span text:style-name="T3">, or </text:span><text:span text:style-name="Teletype"><text:span text:style-name="T3">fread</text:span></text:span><text:span text:style-name="T3">.</text:span></text:p>
      <text:p text:style-name="P13"><text:span text:style-name="T7">To make your life easier throughout the lab, map the entire file with one </text:span><text:span text:style-name="Teletype"><text:span text:style-name="T7">mmap</text:span></text:span><text:span text:style-name="T7"> call.</text:span></text:p>
      <text:p text:style-name="P12">In Examine ELF File, after getting the file name, you should close any currently open file (indicated by global variable Currentfd) open the file for reading, and then print the following:</text:p>
      <text:list xml:id="list3277456954512620441" text:style-name="L2">
        <text:list-item>
          <text:p text:style-name="P7">Bytes 1,2,3 of the magic number (in ASCII)</text:p>
        </text:list-item>
        <text:list-item>
          <text:p text:style-name="P3">Entry point (in hexadecimal)</text:p>
        </text:list-item>
      </text:list>
      <text:p text:style-name="P13"><text:line-break/><text:span text:style-name="T3">Check using </text:span><text:span text:style-name="T1">readelf</text:span><text:span text:style-name="T8"> </text:span><text:span text:style-name="T3">that your data is correct.</text:span></text:p>
      <text:p text:style-name="P12">Once you verified your output, extend <text:span text:style-name="T11">examine</text:span> to print the following information from the header:</text:p>
      <text:list xml:id="list1229958668772660352" text:style-name="L3">
        <text:list-item>
          <text:p text:style-name="P8">Bytes 1,2,3 of the magic number (in ASCII). Henceforth, you should check that the number is consistent with an ELF file, and refuse to continue if it is not.</text:p>
        </text:list-item>
        <text:list-item>
          <text:p text:style-name="P4">The data encoding scheme of the object file.</text:p>
        </text:list-item>
        <text:list-item>
          <text:p text:style-name="P4">Entry point (hexadecimal address).</text:p>
        </text:list-item>
        <text:list-item>
          <text:p text:style-name="P4">The file offset in which the section header table resides.</text:p>
        </text:list-item>
        <text:list-item>
          <text:p text:style-name="P4">The number of section header entries.</text:p>
        </text:list-item>
        <text:list-item>
          <text:p text:style-name="P4">The size of each section header entry.</text:p>
        </text:list-item>
        <text:list-item>
          <text:p text:style-name="P4">The file offset in which the program header table resides.</text:p>
        </text:list-item>
        <text:list-item>
          <text:p text:style-name="P4">The number of program header entries.</text:p>
        </text:list-item>
        <text:list-item>
          <text:p text:style-name="P4">The size of each program header entry.</text:p>
        </text:list-item>
      </text:list>
      <text:p text:style-name="P13"><text:line-break/><text:span text:style-name="T3">The above information should be printed in the above exact order (Print it as nicely as </text:span><text:span text:style-name="T1">readelf</text:span><text:span text:style-name="T8"> </text:span><text:span text:style-name="T3">does). If invoked on an ELF file, examine should initialize a global file descriptor variable Currentfd for this file, and leave the file open. When invoked on a non-ELF file, or the file cannot be opened or mapped at all, you should print an error message, unmap the file (if already mapped) close the file (if already open), and set Currentfd to -1 to indicate no valid file. You probably also should use a global map_start variable to indicate the memory location of the mapped file.</text:span></text:p>
      <text:h text:style-name="P19" text:outline-level="2"><text:bookmark text:name="task_1_-_sections"/>Task 1 - Sections</text:h>
      <text:p text:style-name="P14"><text:span text:style-name="T3">Extend your myELF program from Task 0 to allow printing of all the Section names in an 32bit ELF file (like </text:span><text:span text:style-name="Source_20_Text"><text:span text:style-name="T9">readelf -S</text:span></text:span><text:span text:style-name="T3">). That is, modify the menu to add a "Print Section Names" option:</text:span></text:p>
      <text:p text:style-name="P21">Choose action:</text:p>
      <text:p text:style-name="P22">0-Toggle Debug Mode</text:p>
      <text:p text:style-name="P22"><text:soft-page-break/>1-Examine ELF File</text:p>
      <text:p text:style-name="P22">2-Print Section Names</text:p>
      <text:p text:style-name="P22">3-Quit</text:p>
      <text:p text:style-name="P12">Print Section Names should visit all section headers in the section header table, and for each one print its index, name, address, offset, and size in bytes. Note that this is done for the file currently mapped, so if Currentfd is invalid, just print an error message and return.</text:p>
      <text:p text:style-name="P12">The format should be:</text:p>
      <text:p text:style-name="P21">[index] section_name section_address section_offset section_size <text:s/>section_type</text:p>
      <text:p text:style-name="P22">[index] section_name section_address section_offset section_size <text:s/>section_type</text:p>
      <text:p text:style-name="P23"/>
      <text:p text:style-name="P22">[index] section_name section_address section_offset section_size <text:s/>section_type</text:p>
      <text:p text:style-name="P23"/>
      <text:p text:style-name="P22">....</text:p>
      <text:p text:style-name="P12">Verify your output is correct by comparing it to the output of <text:span text:style-name="T11">readelf</text:span>. In debug mode you should also print the value of the important indices and offsets, such as shstrndx and the section name offsets.</text:p>
      <text:p text:style-name="P13"><text:span text:style-name="T3">You can test your code on the following file: </text:span><text:a xlink:type="simple" xlink:href="https://www.cs.bgu.ac.il/~caspl172/wiki.files/lab7/a.out" text:style-name="Internet_20_link" text:visited-style-name="Visited_20_Internet_20_Link"><text:span text:style-name="T10">a.out</text:span></text:a><text:span text:style-name="T3">.</text:span></text:p>
      <text:p text:style-name="P11"><text:span text:style-name="T13">Hints</text:span><text:line-break/>Global information about the ELF file is in the ELF header, including location and size of important tables. The size and name of the sections appear in the section header table. Recall that the actual name <text:span text:style-name="T13">strings</text:span> are stored in an appropriate <text:span text:style-name="T13">section</text:span> (.shstrtab for section names), and not in the section header!</text:p>
      <text:h text:style-name="P19" text:outline-level="2"><text:bookmark text:name="task_2_-_symbols"/>Task 2 - Symbols</text:h>
      <text:p text:style-name="P12">Extend your myELF program from task 1 to support an option that displays information on all the symbol names in a 32bit ELF file. Your menu should now be:</text:p>
      <text:p text:style-name="P21">Choose action:</text:p>
      <text:p text:style-name="P22">0-Toggle Debug Mode</text:p>
      <text:p text:style-name="P22">1-Examine ELF File</text:p>
      <text:p text:style-name="P22">2-Print Section Names</text:p>
      <text:p text:style-name="P22">3-Print Symbols</text:p>
      <text:p text:style-name="P22">4-Quit</text:p>
      <text:p text:style-name="P15"><text:soft-page-break/><text:span text:style-name="T3">The new Print Symbols option should visit all the symbols in the current ELF file (if none, print an error message and return). For each symbol, print its index number, its name and the name of the section in which it is defined. (similar to </text:span><text:span text:style-name="Source_20_Text"><text:span text:style-name="T5">readelf -s</text:span></text:span><text:span text:style-name="T3">). Format should be:</text:span></text:p>
      <text:p text:style-name="P21">[index] value section_index section_name symbol_name </text:p>
      <text:p text:style-name="P23"/>
      <text:p text:style-name="P22">[index] value section_index section_name symbol_name</text:p>
      <text:p text:style-name="P23"/>
      <text:p text:style-name="P22">[index] value section_index section_name symbol_name</text:p>
      <text:p text:style-name="P23"/>
      <text:p text:style-name="P22">...</text:p>
      <text:p text:style-name="P12">Verify your output is correct by comparing it to the output of <text:span text:style-name="T11">readelf</text:span>. In debug mode you should first print the size of each symbol table, the number of sybmols therein, and any other useful information.</text:p>
      <text:p text:style-name="P10">You should finish everything up to here during the lab. The rest can be done in a completion lab, if you run out of time.</text:p>
      <text:h text:style-name="P19" text:outline-level="2"><text:bookmark text:name="task_3_-_linker"/>Task 3 - Linker</text:h>
      <text:p text:style-name="P13"><text:span text:style-name="T3">In pass I of the linker (</text:span><text:span text:style-name="T1">ld</text:span><text:span text:style-name="T3">), it checks the symbols in all object files, and verifies that all the information it needs is available in the files. Then in pass II it performs all relocations.</text:span></text:p>
      <text:p text:style-name="P12">In this task, you will implement this functionality of the linker.</text:p>
      <text:h text:style-name="P17" text:outline-level="3"><text:bookmark text:name="task_3a__start_symbol"/>Task 3a: _start Symbol</text:h>
      <text:p text:style-name="P12">You should extend myELF to support this feature:</text:p>
      <text:p text:style-name="P21">Choose action:</text:p>
      <text:p text:style-name="P22">0-Toggle Debug Mode</text:p>
      <text:p text:style-name="P22">1-Examine ELF File</text:p>
      <text:p text:style-name="P22">2-Print Section Names</text:p>
      <text:p text:style-name="P22">3-Print Symbols</text:p>
      <text:p text:style-name="P22">4-Link check</text:p>
      <text:p text:style-name="P22">5-Quit</text:p>
      <text:p text:style-name="P12">The <text:span text:style-name="T11">Link check</text:span> option checks whether the current ELF file has an _start symbol so that it can have an entry point, and then looks up its relocation table(s). If these steps fail, print an error message, and return. In debug mode you should print a message prior to each step in the process.</text:p>
      <text:p text:style-name="P12">If successful, you should then be adding appropriate tests as indicated in the following subtasks.</text:p>
      <text:h text:style-name="P24" text:outline-level="4">Simplifying Assumption:</text:h>
      <text:p text:style-name="P12">You may use an array for symbols, and may assume that the number of symbols is less than 10000.</text:p>
      <text:p text:style-name="P13"><text:soft-page-break/><text:span text:style-name="T3">The file should contain a symbol for the </text:span><text:span text:style-name="Teletype"><text:span text:style-name="T3">_start</text:span></text:span><text:span text:style-name="T3">, which will be the entry point. If such a symbol exists, your program should write:</text:span></text:p>
      <text:p text:style-name="P21">_start check: PASSED</text:p>
      <text:p text:style-name="P12">Otherwise, it should write:</text:p>
      <text:p text:style-name="P21">_start check: FAILED</text:p>
      <text:p text:style-name="P13"><text:span text:style-name="T3">To test your program, you can use the following object files: </text:span><text:a xlink:type="simple" xlink:href="https://www.cs.bgu.ac.il/~caspl172/wiki.files/lab8/has_start.o" text:style-name="Internet_20_link" text:visited-style-name="Visited_20_Internet_20_Link"><text:span text:style-name="T10">has_start.o</text:span></text:a><text:span text:style-name="T3">, </text:span><text:a xlink:type="simple" xlink:href="https://www.cs.bgu.ac.il/~caspl172/wiki.files/lab8/no_start.o" text:style-name="Internet_20_link" text:visited-style-name="Visited_20_Internet_20_Link"><text:span text:style-name="T10">no_start.o</text:span></text:a><text:span text:style-name="T3">. The first should pass the test, and the second should not.</text:span></text:p>
      <text:h text:style-name="P17" text:outline-level="3"><text:bookmark text:name="task_3b_relocation_tables_-_raw_format"/>Task 3b: Relocation Table(s) - raw format</text:h>
      <text:p text:style-name="P12">You should extend myELF to support this feature:</text:p>
      <text:p text:style-name="P21">Choose action:</text:p>
      <text:p text:style-name="P22">0-Toggle Debug Mode</text:p>
      <text:p text:style-name="P22">1-Examine ELF File</text:p>
      <text:p text:style-name="P22">2-Print Section Names</text:p>
      <text:p text:style-name="P22">3-Print Symbols</text:p>
      <text:p text:style-name="P22">4-Link check</text:p>
      <text:p text:style-name="P22">5-Relocation Tables - Raw</text:p>
      <text:p text:style-name="P22">6-Quit</text:p>
      <text:p text:style-name="P12">Print the content of all fields of all relocation tables entries, in hexadecimal format.</text:p>
      <text:p text:style-name="P12">You can test your program with the following files:</text:p>
      <text:list xml:id="list3751359241169804349" text:style-name="L4">
        <text:list-item>
          <text:p text:style-name="P9"><text:a xlink:type="simple" xlink:href="https://www.cs.bgu.ac.il/~caspl172/wiki.files/lab8/b1.o" text:style-name="Internet_20_link" text:visited-style-name="Visited_20_Internet_20_Link"><text:span text:style-name="T10">b1.o</text:span></text:a></text:p>
        </text:list-item>
        <text:list-item>
          <text:p text:style-name="P5"><text:a xlink:type="simple" xlink:href="https://www.cs.bgu.ac.il/~caspl172/wiki.files/lab8/b2.o" text:style-name="Internet_20_link" text:visited-style-name="Visited_20_Internet_20_Link"><text:span text:style-name="T10">b2.o</text:span></text:a></text:p>
        </text:list-item>
        <text:list-item>
          <text:p text:style-name="P5"><text:a xlink:type="simple" xlink:href="https://www.cs.bgu.ac.il/~caspl172/wiki.files/lab8/b3.o" text:style-name="Internet_20_link" text:visited-style-name="Visited_20_Internet_20_Link"><text:span text:style-name="T10">b3.o</text:span></text:a></text:p>
        </text:list-item>
      </text:list>
      <text:h text:style-name="P17" text:outline-level="3"><text:bookmark text:name="task_3c_relocation_tables_-_semantic_format"/>Task 3c: Relocation Table(s) - semantic format</text:h>
      <text:p text:style-name="P12">You should extend myELF to support this feature:</text:p>
      <text:p text:style-name="P21">Choose action:</text:p>
      <text:p text:style-name="P22">0-Toggle Debug Mode</text:p>
      <text:p text:style-name="P22">1-Examine ELF File</text:p>
      <text:p text:style-name="P22">2-Print Section Names</text:p>
      <text:p text:style-name="P22">3-Print Symbols</text:p>
      <text:p text:style-name="P22">4-Link check</text:p>
      <text:p text:style-name="P22">5-Relocation Tables - Raw</text:p>
      <text:p text:style-name="P22">6-Relocation Tables - Semantic</text:p>
      <text:p text:style-name="P22">7-Quit</text:p>
      <text:p text:style-name="P12">Now that you have accessed and printed the relocation table, add a printout that displays the entries with the correct semantics, that is, indicate relocation type, symbol used for relocation, etc. The format should be similar to that generated by readelf -r.</text:p>
      <text:p text:style-name="P12">Note that in order to get the symbol name and value you should use the dynamic symbol table, '.dynsym', and its corresponding string table '.dynstr'.</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Verdana" svg:font-family="Verdana,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4T18:12:54.815801108</meta:creation-date>
    <dc:date>2017-07-24T18:13:08.816361047</dc:date>
    <meta:editing-duration>PT14S</meta:editing-duration>
    <meta:editing-cycles>1</meta:editing-cycles>
    <meta:document-statistic meta:table-count="0" meta:image-count="0" meta:object-count="0" meta:page-count="6" meta:paragraph-count="123" meta:word-count="1723" meta:character-count="9791" meta:non-whitespace-character-count="8202"/>
    <meta:generator>LibreOffice/5.1.6.2$Linux_X86_64 LibreOffice_project/10m0$Build-2</meta:generator>
  </office:meta>
</office:document-meta>
</file>